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3f31" officeooo:paragraph-rsid="00183f31"/>
    </style:style>
    <style:style style:name="P2" style:family="paragraph" style:parent-style-name="Standard">
      <style:text-properties officeooo:rsid="0018e982" officeooo:paragraph-rsid="0018e982"/>
    </style:style>
    <style:style style:name="P3" style:family="paragraph" style:parent-style-name="Standard">
      <style:text-properties officeooo:rsid="001aa752" officeooo:paragraph-rsid="001aa752"/>
    </style:style>
    <style:style style:name="P4" style:family="paragraph" style:parent-style-name="Standard">
      <style:text-properties officeooo:rsid="001aa752" officeooo:paragraph-rsid="001c5799"/>
    </style:style>
    <style:style style:name="P5" style:family="paragraph" style:parent-style-name="Standard">
      <style:text-properties officeooo:rsid="001aa752" officeooo:paragraph-rsid="001f8bcc"/>
    </style:style>
    <style:style style:name="P6" style:family="paragraph" style:parent-style-name="Standard">
      <style:text-properties officeooo:rsid="001aa752" officeooo:paragraph-rsid="00255228"/>
    </style:style>
    <style:style style:name="P7" style:family="paragraph" style:parent-style-name="Standard">
      <style:text-properties officeooo:rsid="001c5799" officeooo:paragraph-rsid="00255228"/>
    </style:style>
    <style:style style:name="P8" style:family="paragraph" style:parent-style-name="Standard">
      <style:text-properties fo:font-weight="bold" officeooo:rsid="001aa752" officeooo:paragraph-rsid="001aa752" style:font-weight-asian="bold" style:font-weight-complex="bold"/>
    </style:style>
    <style:style style:name="P9" style:family="paragraph" style:parent-style-name="Standard">
      <style:text-properties fo:font-weight="bold" officeooo:rsid="001aa752" officeooo:paragraph-rsid="00255228" style:font-weight-asian="bold" style:font-weight-complex="bold"/>
    </style:style>
    <style:style style:name="P10" style:family="paragraph" style:parent-style-name="Standard">
      <style:text-properties fo:font-weight="bold" officeooo:rsid="0018e982" officeooo:paragraph-rsid="0018e982" style:font-weight-asian="bold" style:font-weight-complex="bold"/>
    </style:style>
    <style:style style:name="P11" style:family="paragraph" style:parent-style-name="Standard">
      <style:text-properties fo:font-weight="normal" officeooo:rsid="00255228" officeooo:paragraph-rsid="00255228" style:font-weight-asian="normal" style:font-weight-complex="normal"/>
    </style:style>
    <style:style style:name="P12" style:family="paragraph" style:parent-style-name="Standard">
      <style:text-properties officeooo:rsid="001df005" officeooo:paragraph-rsid="001df005"/>
    </style:style>
    <style:style style:name="P13" style:family="paragraph" style:parent-style-name="Standard">
      <style:text-properties officeooo:rsid="00255228" officeooo:paragraph-rsid="00255228"/>
    </style:style>
    <style:style style:name="T1" style:family="text">
      <style:text-properties officeooo:rsid="001aa752"/>
    </style:style>
    <style:style style:name="T2" style:family="text">
      <style:text-properties officeooo:rsid="001c5799"/>
    </style:style>
    <style:style style:name="T3" style:family="text">
      <style:text-properties officeooo:rsid="001df005"/>
    </style:style>
    <style:style style:name="T4" style:family="text">
      <style:text-properties officeooo:rsid="001f8bcc"/>
    </style:style>
    <style:style style:name="T5" style:family="text">
      <style:text-properties officeooo:rsid="00255228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_111000_V2</text:p>
      <text:p text:style-name="P1"/>
      <text:p text:style-name="P10">Introduction</text:p>
      <text:p text:style-name="P2"/>
      <text:p text:style-name="P2">PCB_111000_V2 is a development of PCB_111000.</text:p>
      <text:p text:style-name="P3">Both pcbs are loaded with</text:p>
      <text:p text:style-name="P3"><text:tab/>An Atmega 168 which hosts user projects</text:p>
      <text:p text:style-name="P3"/>
      <text:p text:style-name="P3"><text:tab/>An Atmega 328. This hosts a mini-OS which:</text:p>
      <text:p text:style-name="P3"><text:tab/><text:tab/>Drives an 8 digit display</text:p>
      <text:p text:style-name="P3"><text:tab/><text:tab/>Hosts a pcb bootloader that programs the Atmega 168</text:p>
      <text:p text:style-name="P3"><text:tab/><text:tab/>Provides a variety of services for use by user projects</text:p>
      <text:p text:style-name="P3"/>
      <text:p text:style-name="P2">Differences are:</text:p>
      <text:p text:style-name="P2"><text:tab/>For the HW</text:p>
      <text:p text:style-name="P2"><text:tab/><text:tab/>The FETS used to drive the display are no longer fitted</text:p>
      <text:p text:style-name="P2"><text:tab/>For the SW</text:p>
      <text:p text:style-name="P2"><text:tab/><text:tab/>User projects are now compiled using Arduino</text:p>
      <text:p text:style-name="P2"><text:tab/><text:tab/>System programs are compiled using Studio 7</text:p>
      <text:p text:style-name="P2"><text:tab/><text:tab/>PCB initialisation is carried out using two Arduino sketches <text:span text:style-name="T2">rather than bespoke HW</text:span></text:p>
      <text:p text:style-name="P3">Note</text:p>
      <text:p text:style-name="P3">The winAVR compiler which was originally used is no longer supported.</text:p>
      <text:p text:style-name="P3"/>
      <text:p text:style-name="P3"/>
      <text:p text:style-name="P8">Setting up PCB-111000_V2</text:p>
      <text:p text:style-name="P8"/>
      <text:p text:style-name="P7">The two Arduino sketches used to setup PCB-111000_V2 are</text:p>
      <text:p text:style-name="P6"/>
      <text:p text:style-name="P6"><text:tab/>8_UNO_AVR_programmer_V3</text:p>
      <text:p text:style-name="P9"><text:tab/><text:span text:style-name="T6">5_Project_pcb_168_V2.30_Arduino_V2</text:span></text:p>
      <text:p text:style-name="P8"/>
      <text:p text:style-name="P8"/>
      <text:p text:style-name="P11">Step 1<text:tab/><text:span text:style-name="T2">The PCB is loaded with all components except the displays and the Atmega devices</text:span></text:p>
      <text:p text:style-name="P3"/>
      <text:p text:style-name="P13">Step 2</text:p>
      <text:p text:style-name="P13">Upload <text:span text:style-name="T1">8_UNO_AVR_programmer_V3 to a UNO. </text:span></text:p>
      <text:p text:style-name="P13"/>
      <text:p text:style-name="P13">Step 3</text:p>
      <text:p text:style-name="P13"><text:span text:style-name="T1">With the aid of the </text:span><text:a xlink:type="simple" xlink:href="mailto:Br@y" text:style-name="Internet_20_link" text:visited-style-name="Visited_20_Internet_20_Link"><text:span text:style-name="T1">Br@y</text:span></text:a><text:span text:style-name="T1">++ terminal emulator </text:span>use <text:span text:style-name="T1">th</text:span>e UNO<text:span text:style-name="T1"> </text:span>to<text:span text:style-name="T1">:</text:span></text:p>
      <text:p text:style-name="P5"><text:span text:style-name="T2"><text:tab/>Upload “</text:span>5_Project_pcb_168_V2.30_Arduino_V2” <text:span text:style-name="T4">to the Atmega 168</text:span> </text:p>
      <text:p text:style-name="P4"><text:tab/><text:span text:style-name="T2">Calibrate is internal RC oscillator</text:span></text:p>
      <text:p text:style-name="P4"><text:tab/><text:span text:style-name="T3">Allow the Atmega 168 to run so that it can upload string data to its EEPROM.</text:span></text:p>
      <text:p text:style-name="P12">Note:</text:p>
      <text:p text:style-name="P12">Terminal emulator <text:span text:style-name="T4">runs at 38.4KB and uses default settings.</text:span></text:p>
      <text:p text:style-name="P3"/>
      <text:p text:style-name="P13">Step 4</text:p>
      <text:p text:style-name="P13">Load the Atmega devices onto the PCB11100 </text:p>
      <text:p text:style-name="P6"/>
      <text:p text:style-name="P13">Step 5 </text:p>
      <text:p text:style-name="P6">“5_Project_pcb_168_V2.30_Arduino_V2” <text:span text:style-name="T5">under the control of </text:span><text:a xlink:type="simple" xlink:href="mailto:Br@y" text:style-name="Internet_20_link" text:visited-style-name="Visited_20_Internet_20_Link"><text:span text:style-name="T5">Br@y</text:span></text:a><text:span text:style-name="T5">++ is used to setup the Atmega 328 by:</text:span></text:p>
      <text:p text:style-name="P6"><text:tab/><text:span text:style-name="T5">Uploading the mini-OS to its flash</text:span></text:p>
      <text:p text:style-name="P6"><text:soft-page-break/><text:span text:style-name="T5"><text:tab/>Uploading the “Hello world” strings to its EEPROM</text:span></text:p>
      <text:p text:style-name="P6"><text:tab/><text:span text:style-name="T5">Checking the calibration of its internal RC oscillator. </text:span></text:p>
      <text:p text:style-name="P1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31T21:06:47.373000000</meta:creation-date>
    <meta:generator>LibreOffice/6.2.8.2$Windows_X86_64 LibreOffice_project/f82ddfca21ebc1e222a662a32b25c0c9d20169ee</meta:generator>
    <dc:date>2023-08-31T22:09:49.229000000</dc:date>
    <meta:editing-duration>PT31M50S</meta:editing-duration>
    <meta:editing-cycles>5</meta:editing-cycles>
    <meta:document-statistic meta:table-count="0" meta:image-count="0" meta:object-count="0" meta:page-count="2" meta:paragraph-count="40" meta:word-count="245" meta:character-count="1536" meta:non-whitespace-character-count="1298"/>
  </office:meta>
</office:document-meta>
</file>